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7.0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1.8mm"/>
    </style:style>
    <style:style style:name="co14" style:family="table-column">
      <style:table-column-properties fo:break-before="auto" style:column-width="22.4mm"/>
    </style:style>
    <style:style style:name="co15" style:family="table-column">
      <style:table-column-properties fo:break-before="auto" style:column-width="7.25mm"/>
    </style:style>
    <style:style style:name="co16" style:family="table-column">
      <style:table-column-properties fo:break-before="auto" style:column-width="36.62mm"/>
    </style:style>
    <style:style style:name="co17" style:family="table-column">
      <style:table-column-properties fo:break-before="auto" style:column-width="36.34mm"/>
    </style:style>
    <style:style style:name="co18" style:family="table-column">
      <style:table-column-properties fo:break-before="auto" style:column-width="22.07mm"/>
    </style:style>
    <style:style style:name="co19" style:family="table-column">
      <style:table-column-properties fo:break-before="auto" style:column-width="26.16mm"/>
    </style:style>
    <style:style style:name="co20" style:family="table-column">
      <style:table-column-properties fo:break-before="auto" style:column-width="35.4mm"/>
    </style:style>
    <style:style style:name="co21" style:family="table-column">
      <style:table-column-properties fo:break-before="auto" style:column-width="26.5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40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6"/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0" style:family="table-cell" style:parent-style-name="Default" style:data-style-name="N10108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4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ce13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default-cell-style-name="Default"/>
        <table:table-column table:style-name="co12" table:default-cell-style-name="Default"/>
        <table:table-column table:style-name="co13" table:default-cell-style-name="ce2"/>
        <table:table-column table:style-name="co2" table:number-columns-repeated="5" table:default-cell-style-name="Default"/>
        <table:table-column table:style-name="co14" table:default-cell-style-name="Default"/>
        <table:table-column table:style-name="co2" table:number-columns-repeated="1005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/>
          <table:table-cell table:style-name="ce16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6-12-24" calcext:value-type="date">
            <text:p>24.12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 table:formula="of:=DAYS([.$S$2];[.F2])" office:value-type="float" office:value="11831" calcext:value-type="float">
            <text:p>11831</text:p>
          </table:table-cell>
          <table:table-cell table:style-name="ce40" table:formula="of:=IF(AND([.J2]&gt;8000;[.J2]&lt;9500);30%;IF([.J2]&gt;9500;40%;))" office:value-type="percentage" office:value="0.4" calcext:value-type="percentage">
            <text:p>40,00%</text:p>
          </table:table-cell>
          <table:table-cell/>
          <table:table-cell table:style-name="ce16"/>
          <table:table-cell table:number-columns-repeated="5"/>
          <table:table-cell table:style-name="ce45" office:value-type="date" office:date-value="2019-05-16" calcext:value-type="date">
            <text:p>16.05.2019</text:p>
          </table:table-cell>
          <table:table-cell table:number-columns-repeated="100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5-07-05" calcext:value-type="date">
            <text:p>5.07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 table:formula="of:=DAYS([.$S$2];[.F3])" office:value-type="float" office:value="12368" calcext:value-type="float">
            <text:p>12368</text:p>
          </table:table-cell>
          <table:table-cell table:style-name="ce40" table:formula="of:=IF(AND([.J3]&gt;8000;[.J3]&lt;9500);30%;IF([.J3]&gt;9500;40%;))" office:value-type="percentage" office:value="0.4" calcext:value-type="percentage">
            <text:p>40,00%</text:p>
          </table:table-cell>
          <table:table-cell/>
          <table:table-cell table:style-name="ce16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90-07-26" calcext:value-type="date">
            <text:p>26.07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 table:formula="of:=DAYS([.$S$2];[.F4])" office:value-type="float" office:value="10521" calcext:value-type="float">
            <text:p>10521</text:p>
          </table:table-cell>
          <table:table-cell table:style-name="ce40" table:formula="of:=IF(AND([.J4]&gt;8000;[.J4]&lt;9500);30%;IF([.J4]&gt;9500;40%;))" office:value-type="percentage" office:value="0.4" calcext:value-type="percentage">
            <text:p>40,00%</text:p>
          </table:table-cell>
          <table:table-cell/>
          <table:table-cell table:style-name="ce16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8-06-07" calcext:value-type="date">
            <text:p>7.06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 table:formula="of:=DAYS([.$S$2];[.F5])" office:value-type="float" office:value="11300" calcext:value-type="float">
            <text:p>11300</text:p>
          </table:table-cell>
          <table:table-cell table:style-name="ce40" table:formula="of:=IF(AND([.J5]&gt;8000;[.J5]&lt;9500);30%;IF([.J5]&gt;9500;40%;))" office:value-type="percentage" office:value="0.4" calcext:value-type="percentage">
            <text:p>40,00%</text:p>
          </table:table-cell>
          <table:table-cell/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3-07-12" calcext:value-type="date">
            <text:p>12.07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 table:formula="of:=DAYS([.$S$2];[.F6])" office:value-type="float" office:value="13092" calcext:value-type="float">
            <text:p>13092</text:p>
          </table:table-cell>
          <table:table-cell table:style-name="ce40" table:formula="of:=IF(AND([.J6]&gt;8000;[.J6]&lt;9500);30%;IF([.J6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7-06-05" calcext:value-type="date">
            <text:p>5.06.19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 table:formula="of:=DAYS([.$S$2];[.F7])" office:value-type="float" office:value="11668" calcext:value-type="float">
            <text:p>11668</text:p>
          </table:table-cell>
          <table:table-cell table:style-name="ce40" table:formula="of:=IF(AND([.J7]&gt;8000;[.J7]&lt;9500);30%;IF([.J7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9-02-26" calcext:value-type="date">
            <text:p>26.02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 table:formula="of:=DAYS([.$S$2];[.F8])" office:value-type="float" office:value="11036" calcext:value-type="float">
            <text:p>11036</text:p>
          </table:table-cell>
          <table:table-cell table:style-name="ce40" table:formula="of:=IF(AND([.J8]&gt;8000;[.J8]&lt;9500);30%;IF([.J8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3-04-15" calcext:value-type="date">
            <text:p>15.04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 table:formula="of:=DAYS([.$S$2];[.F9])" office:value-type="float" office:value="13180" calcext:value-type="float">
            <text:p>13180</text:p>
          </table:table-cell>
          <table:table-cell table:style-name="ce40" table:formula="of:=IF(AND([.J9]&gt;8000;[.J9]&lt;9500);30%;IF([.J9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90-02-01" calcext:value-type="date">
            <text:p>1.02.19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 table:formula="of:=DAYS([.$S$2];[.F10])" office:value-type="float" office:value="10696" calcext:value-type="float">
            <text:p>10696</text:p>
          </table:table-cell>
          <table:table-cell table:style-name="ce40" table:formula="of:=IF(AND([.J10]&gt;8000;[.J10]&lt;9500);30%;IF([.J10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0-12-30" calcext:value-type="date">
            <text:p>30.12.19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 table:formula="of:=DAYS([.$S$2];[.F11])" office:value-type="float" office:value="10364" calcext:value-type="float">
            <text:p>10364</text:p>
          </table:table-cell>
          <table:table-cell table:style-name="ce40" table:formula="of:=IF(AND([.J11]&gt;8000;[.J11]&lt;9500);30%;IF([.J11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4-08-08" calcext:value-type="date">
            <text:p>8.08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 table:formula="of:=DAYS([.$S$2];[.F12])" office:value-type="float" office:value="12699" calcext:value-type="float">
            <text:p>12699</text:p>
          </table:table-cell>
          <table:table-cell table:style-name="ce40" table:formula="of:=IF(AND([.J12]&gt;8000;[.J12]&lt;9500);30%;IF([.J12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0-04-05" calcext:value-type="date">
            <text:p>5.04.19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 table:formula="of:=DAYS([.$S$2];[.F13])" office:value-type="float" office:value="10633" calcext:value-type="float">
            <text:p>10633</text:p>
          </table:table-cell>
          <table:table-cell table:style-name="ce40" table:formula="of:=IF(AND([.J13]&gt;8000;[.J13]&lt;9500);30%;IF([.J13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5-01-25" calcext:value-type="date">
            <text:p>25.01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 table:formula="of:=DAYS([.$S$2];[.F14])" office:value-type="float" office:value="12529" calcext:value-type="float">
            <text:p>12529</text:p>
          </table:table-cell>
          <table:table-cell table:style-name="ce40" table:formula="of:=IF(AND([.J14]&gt;8000;[.J14]&lt;9500);30%;IF([.J14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8-05-12" calcext:value-type="date">
            <text:p>12.05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 table:formula="of:=DAYS([.$S$2];[.F15])" office:value-type="float" office:value="11326" calcext:value-type="float">
            <text:p>11326</text:p>
          </table:table-cell>
          <table:table-cell table:style-name="ce40" table:formula="of:=IF(AND([.J15]&gt;8000;[.J15]&lt;9500);30%;IF([.J15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7-06-10" calcext:value-type="date">
            <text:p>10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 table:formula="of:=DAYS([.$S$2];[.F16])" office:value-type="float" office:value="11663" calcext:value-type="float">
            <text:p>11663</text:p>
          </table:table-cell>
          <table:table-cell table:style-name="ce40" table:formula="of:=IF(AND([.J16]&gt;8000;[.J16]&lt;9500);30%;IF([.J16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6-10-11" calcext:value-type="date">
            <text:p>11.10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 table:formula="of:=DAYS([.$S$2];[.F17])" office:value-type="float" office:value="11905" calcext:value-type="float">
            <text:p>11905</text:p>
          </table:table-cell>
          <table:table-cell table:style-name="ce40" table:formula="of:=IF(AND([.J17]&gt;8000;[.J17]&lt;9500);30%;IF([.J17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5-05-07" calcext:value-type="date">
            <text:p>7.05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 table:formula="of:=DAYS([.$S$2];[.F18])" office:value-type="float" office:value="12427" calcext:value-type="float">
            <text:p>12427</text:p>
          </table:table-cell>
          <table:table-cell table:style-name="ce40" table:formula="of:=IF(AND([.J18]&gt;8000;[.J18]&lt;9500);30%;IF([.J18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7-12-19" calcext:value-type="date">
            <text:p>19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 table:formula="of:=DAYS([.$S$2];[.F19])" office:value-type="float" office:value="11471" calcext:value-type="float">
            <text:p>11471</text:p>
          </table:table-cell>
          <table:table-cell table:style-name="ce40" table:formula="of:=IF(AND([.J19]&gt;8000;[.J19]&lt;9500);30%;IF([.J19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7-06-23" calcext:value-type="date">
            <text:p>23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 table:formula="of:=DAYS([.$S$2];[.F20])" office:value-type="float" office:value="11650" calcext:value-type="float">
            <text:p>11650</text:p>
          </table:table-cell>
          <table:table-cell table:style-name="ce40" table:formula="of:=IF(AND([.J20]&gt;8000;[.J20]&lt;9500);30%;IF([.J20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6-07-21" calcext:value-type="date">
            <text:p>21.07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 table:formula="of:=DAYS([.$S$2];[.F21])" office:value-type="float" office:value="11987" calcext:value-type="float">
            <text:p>11987</text:p>
          </table:table-cell>
          <table:table-cell table:style-name="ce40" table:formula="of:=IF(AND([.J21]&gt;8000;[.J21]&lt;9500);30%;IF([.J21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4-02-17" calcext:value-type="date">
            <text:p>17.02.19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 table:formula="of:=DAYS([.$S$2];[.F22])" office:value-type="float" office:value="12872" calcext:value-type="float">
            <text:p>12872</text:p>
          </table:table-cell>
          <table:table-cell table:style-name="ce40" table:formula="of:=IF(AND([.J22]&gt;8000;[.J22]&lt;9500);30%;IF([.J22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4-02-02" calcext:value-type="date">
            <text:p>2.02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 table:formula="of:=DAYS([.$S$2];[.F23])" office:value-type="float" office:value="12887" calcext:value-type="float">
            <text:p>12887</text:p>
          </table:table-cell>
          <table:table-cell table:style-name="ce40" table:formula="of:=IF(AND([.J23]&gt;8000;[.J23]&lt;9500);30%;IF([.J23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1-03-08" calcext:value-type="date">
            <text:p>8.03.19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 table:formula="of:=DAYS([.$S$2];[.F24])" office:value-type="float" office:value="13948" calcext:value-type="float">
            <text:p>13948</text:p>
          </table:table-cell>
          <table:table-cell table:style-name="ce40" table:formula="of:=IF(AND([.J24]&gt;8000;[.J24]&lt;9500);30%;IF([.J24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4-04-08" calcext:value-type="date">
            <text:p>8.04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 table:formula="of:=DAYS([.$S$2];[.F25])" office:value-type="float" office:value="12821" calcext:value-type="float">
            <text:p>12821</text:p>
          </table:table-cell>
          <table:table-cell table:style-name="ce40" table:formula="of:=IF(AND([.J25]&gt;8000;[.J25]&lt;9500);30%;IF([.J25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9-11-15" calcext:value-type="date">
            <text:p>15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 table:formula="of:=DAYS([.$S$2];[.F26])" office:value-type="float" office:value="10774" calcext:value-type="float">
            <text:p>10774</text:p>
          </table:table-cell>
          <table:table-cell table:style-name="ce40" table:formula="of:=IF(AND([.J26]&gt;8000;[.J26]&lt;9500);30%;IF([.J26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91-08-04" calcext:value-type="date">
            <text:p>4.08.19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 table:formula="of:=DAYS([.$S$2];[.F27])" office:value-type="float" office:value="10147" calcext:value-type="float">
            <text:p>10147</text:p>
          </table:table-cell>
          <table:table-cell table:style-name="ce40" table:formula="of:=IF(AND([.J27]&gt;8000;[.J27]&lt;9500);30%;IF([.J27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5-11-08" calcext:value-type="date">
            <text:p>8.11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 table:formula="of:=DAYS([.$S$2];[.F28])" office:value-type="float" office:value="12242" calcext:value-type="float">
            <text:p>12242</text:p>
          </table:table-cell>
          <table:table-cell table:style-name="ce40" table:formula="of:=IF(AND([.J28]&gt;8000;[.J28]&lt;9500);30%;IF([.J28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3-09-18" calcext:value-type="date">
            <text:p>18.09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 table:formula="of:=DAYS([.$S$2];[.F29])" office:value-type="float" office:value="13024" calcext:value-type="float">
            <text:p>13024</text:p>
          </table:table-cell>
          <table:table-cell table:style-name="ce40" table:formula="of:=IF(AND([.J29]&gt;8000;[.J29]&lt;9500);30%;IF([.J29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4-08-17" calcext:value-type="date">
            <text:p>17.08.19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 table:formula="of:=DAYS([.$S$2];[.F30])" office:value-type="float" office:value="12690" calcext:value-type="float">
            <text:p>12690</text:p>
          </table:table-cell>
          <table:table-cell table:style-name="ce40" table:formula="of:=IF(AND([.J30]&gt;8000;[.J30]&lt;9500);30%;IF([.J30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4-08-23" calcext:value-type="date">
            <text:p>23.08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11" table:formula="of:=DAYS([.$S$2];[.F31])" office:value-type="float" office:value="12684" calcext:value-type="float">
            <text:p>12684</text:p>
          </table:table-cell>
          <table:table-cell table:style-name="ce40" table:formula="of:=IF(AND([.J31]&gt;8000;[.J31]&lt;9500);30%;IF([.J31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9-12-13" calcext:value-type="date">
            <text:p>13.12.19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11" table:formula="of:=DAYS([.$S$2];[.F32])" office:value-type="float" office:value="10746" calcext:value-type="float">
            <text:p>10746</text:p>
          </table:table-cell>
          <table:table-cell table:style-name="ce40" table:formula="of:=IF(AND([.J32]&gt;8000;[.J32]&lt;9500);30%;IF([.J32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1-02-05" calcext:value-type="date">
            <text:p>5.02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11" table:formula="of:=DAYS([.$S$2];[.F33])" office:value-type="float" office:value="10327" calcext:value-type="float">
            <text:p>10327</text:p>
          </table:table-cell>
          <table:table-cell table:style-name="ce40" table:formula="of:=IF(AND([.J33]&gt;8000;[.J33]&lt;9500);30%;IF([.J33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90-08-12" calcext:value-type="date">
            <text:p>12.08.19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11" table:formula="of:=DAYS([.$S$2];[.F34])" office:value-type="float" office:value="10504" calcext:value-type="float">
            <text:p>10504</text:p>
          </table:table-cell>
          <table:table-cell table:style-name="ce40" table:formula="of:=IF(AND([.J34]&gt;8000;[.J34]&lt;9500);30%;IF([.J34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8-11-05" calcext:value-type="date">
            <text:p>5.11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11" table:formula="of:=DAYS([.$S$2];[.F35])" office:value-type="float" office:value="11149" calcext:value-type="float">
            <text:p>11149</text:p>
          </table:table-cell>
          <table:table-cell table:style-name="ce40" table:formula="of:=IF(AND([.J35]&gt;8000;[.J35]&lt;9500);30%;IF([.J35]&gt;9500;40%;))" office:value-type="percentage" office:value="0.4" calcext:value-type="percentage">
            <text:p>40,00%</text:p>
          </table:table-cell>
          <table:table-cell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7-11-25" calcext:value-type="date">
            <text:p>25.11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11" table:formula="of:=DAYS([.$S$2];[.F36])" office:value-type="float" office:value="11495" calcext:value-type="float">
            <text:p>11495</text:p>
          </table:table-cell>
          <table:table-cell table:style-name="ce40" table:formula="of:=IF(AND([.J36]&gt;8000;[.J36]&lt;9500);30%;IF([.J36]&gt;9500;40%;))" office:value-type="percentage" office:value="0.4" calcext:value-type="percentage">
            <text:p>40,00%</text:p>
          </table:table-cell>
          <table:table-cell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6-05-31" calcext:value-type="date">
            <text:p>31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11" table:formula="of:=DAYS([.$S$2];[.F37])" office:value-type="float" office:value="12038" calcext:value-type="float">
            <text:p>12038</text:p>
          </table:table-cell>
          <table:table-cell table:style-name="ce40" table:formula="of:=IF(AND([.J37]&gt;8000;[.J37]&lt;9500);30%;IF([.J3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7-09-09" calcext:value-type="date">
            <text:p>9.09.19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11" table:formula="of:=DAYS([.$S$2];[.F38])" office:value-type="float" office:value="11572" calcext:value-type="float">
            <text:p>11572</text:p>
          </table:table-cell>
          <table:table-cell table:style-name="ce40" table:formula="of:=IF(AND([.J38]&gt;8000;[.J38]&lt;9500);30%;IF([.J3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3-06-17" calcext:value-type="date">
            <text:p>17.06.19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11" table:formula="of:=DAYS([.$S$2];[.F39])" office:value-type="float" office:value="13117" calcext:value-type="float">
            <text:p>13117</text:p>
          </table:table-cell>
          <table:table-cell table:style-name="ce40" table:formula="of:=IF(AND([.J39]&gt;8000;[.J39]&lt;9500);30%;IF([.J3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9-08-15" calcext:value-type="date">
            <text:p>15.08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11" table:formula="of:=DAYS([.$S$2];[.F40])" office:value-type="float" office:value="10866" calcext:value-type="float">
            <text:p>10866</text:p>
          </table:table-cell>
          <table:table-cell table:style-name="ce40" table:formula="of:=IF(AND([.J40]&gt;8000;[.J40]&lt;9500);30%;IF([.J4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7-11-04" calcext:value-type="date">
            <text:p>4.11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11" table:formula="of:=DAYS([.$S$2];[.F41])" office:value-type="float" office:value="11516" calcext:value-type="float">
            <text:p>11516</text:p>
          </table:table-cell>
          <table:table-cell table:style-name="ce40" table:formula="of:=IF(AND([.J41]&gt;8000;[.J41]&lt;9500);30%;IF([.J4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05-19" calcext:value-type="date">
            <text:p>19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11" table:formula="of:=DAYS([.$S$2];[.F42])" office:value-type="float" office:value="12050" calcext:value-type="float">
            <text:p>12050</text:p>
          </table:table-cell>
          <table:table-cell table:style-name="ce40" table:formula="of:=IF(AND([.J42]&gt;8000;[.J42]&lt;9500);30%;IF([.J4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2-01-12" calcext:value-type="date">
            <text:p>12.01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11" table:formula="of:=DAYS([.$S$2];[.F43])" office:value-type="float" office:value="13638" calcext:value-type="float">
            <text:p>13638</text:p>
          </table:table-cell>
          <table:table-cell table:style-name="ce40" table:formula="of:=IF(AND([.J43]&gt;8000;[.J43]&lt;9500);30%;IF([.J4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03-23" calcext:value-type="date">
            <text:p>23.03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style-name="ce11" table:formula="of:=DAYS([.$S$2];[.F44])" office:value-type="float" office:value="12107" calcext:value-type="float">
            <text:p>12107</text:p>
          </table:table-cell>
          <table:table-cell table:style-name="ce40" table:formula="of:=IF(AND([.J44]&gt;8000;[.J44]&lt;9500);30%;IF([.J4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12-05" calcext:value-type="date">
            <text:p>5.12.19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style-name="ce11" table:formula="of:=DAYS([.$S$2];[.F45])" office:value-type="float" office:value="11850" calcext:value-type="float">
            <text:p>11850</text:p>
          </table:table-cell>
          <table:table-cell table:style-name="ce40" table:formula="of:=IF(AND([.J45]&gt;8000;[.J45]&lt;9500);30%;IF([.J4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4-10-08" calcext:value-type="date">
            <text:p>8.10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style-name="ce11" table:formula="of:=DAYS([.$S$2];[.F46])" office:value-type="float" office:value="12638" calcext:value-type="float">
            <text:p>12638</text:p>
          </table:table-cell>
          <table:table-cell table:style-name="ce40" table:formula="of:=IF(AND([.J46]&gt;8000;[.J46]&lt;9500);30%;IF([.J4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8-12-30" calcext:value-type="date">
            <text:p>30.12.19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style-name="ce11" table:formula="of:=DAYS([.$S$2];[.F47])" office:value-type="float" office:value="11094" calcext:value-type="float">
            <text:p>11094</text:p>
          </table:table-cell>
          <table:table-cell table:style-name="ce40" table:formula="of:=IF(AND([.J47]&gt;8000;[.J47]&lt;9500);30%;IF([.J4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6-04-06" calcext:value-type="date">
            <text:p>6.04.19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style-name="ce11" table:formula="of:=DAYS([.$S$2];[.F48])" office:value-type="float" office:value="12093" calcext:value-type="float">
            <text:p>12093</text:p>
          </table:table-cell>
          <table:table-cell table:style-name="ce40" table:formula="of:=IF(AND([.J48]&gt;8000;[.J48]&lt;9500);30%;IF([.J4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7-05-26" calcext:value-type="date">
            <text:p>26.05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style-name="ce11" table:formula="of:=DAYS([.$S$2];[.F49])" office:value-type="float" office:value="11678" calcext:value-type="float">
            <text:p>11678</text:p>
          </table:table-cell>
          <table:table-cell table:style-name="ce40" table:formula="of:=IF(AND([.J49]&gt;8000;[.J49]&lt;9500);30%;IF([.J4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7-12-03" calcext:value-type="date">
            <text:p>3.12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style-name="ce11" table:formula="of:=DAYS([.$S$2];[.F50])" office:value-type="float" office:value="11487" calcext:value-type="float">
            <text:p>11487</text:p>
          </table:table-cell>
          <table:table-cell table:style-name="ce40" table:formula="of:=IF(AND([.J50]&gt;8000;[.J50]&lt;9500);30%;IF([.J5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style-name="ce11" table:formula="of:=DAYS([.$S$2];[.F51])" office:value-type="float" office:value="11911" calcext:value-type="float">
            <text:p>11911</text:p>
          </table:table-cell>
          <table:table-cell table:style-name="ce40" table:formula="of:=IF(AND([.J51]&gt;8000;[.J51]&lt;9500);30%;IF([.J5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4-04-12" calcext:value-type="date">
            <text:p>12.04.19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style-name="ce11" table:formula="of:=DAYS([.$S$2];[.F52])" office:value-type="float" office:value="12817" calcext:value-type="float">
            <text:p>12817</text:p>
          </table:table-cell>
          <table:table-cell table:style-name="ce40" table:formula="of:=IF(AND([.J52]&gt;8000;[.J52]&lt;9500);30%;IF([.J5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7-10-28" calcext:value-type="date">
            <text:p>28.10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style-name="ce11" table:formula="of:=DAYS([.$S$2];[.F53])" office:value-type="float" office:value="11523" calcext:value-type="float">
            <text:p>11523</text:p>
          </table:table-cell>
          <table:table-cell table:style-name="ce40" table:formula="of:=IF(AND([.J53]&gt;8000;[.J53]&lt;9500);30%;IF([.J5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01-15" calcext:value-type="date">
            <text:p>15.01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style-name="ce11" table:formula="of:=DAYS([.$S$2];[.F54])" office:value-type="float" office:value="12174" calcext:value-type="float">
            <text:p>12174</text:p>
          </table:table-cell>
          <table:table-cell table:style-name="ce40" table:formula="of:=IF(AND([.J54]&gt;8000;[.J54]&lt;9500);30%;IF([.J5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6-10-10" calcext:value-type="date">
            <text:p>10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style-name="ce11" table:formula="of:=DAYS([.$S$2];[.F55])" office:value-type="float" office:value="11906" calcext:value-type="float">
            <text:p>11906</text:p>
          </table:table-cell>
          <table:table-cell table:style-name="ce40" table:formula="of:=IF(AND([.J55]&gt;8000;[.J55]&lt;9500);30%;IF([.J5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8-06-07" calcext:value-type="date">
            <text:p>7.06.19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style-name="ce11" table:formula="of:=DAYS([.$S$2];[.F56])" office:value-type="float" office:value="11300" calcext:value-type="float">
            <text:p>11300</text:p>
          </table:table-cell>
          <table:table-cell table:style-name="ce40" table:formula="of:=IF(AND([.J56]&gt;8000;[.J56]&lt;9500);30%;IF([.J5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91-01-23" calcext:value-type="date">
            <text:p>23.01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style-name="ce11" table:formula="of:=DAYS([.$S$2];[.F57])" office:value-type="float" office:value="10340" calcext:value-type="float">
            <text:p>10340</text:p>
          </table:table-cell>
          <table:table-cell table:style-name="ce40" table:formula="of:=IF(AND([.J57]&gt;8000;[.J57]&lt;9500);30%;IF([.J5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1-08-14" calcext:value-type="date">
            <text:p>14.08.19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style-name="ce11" table:formula="of:=DAYS([.$S$2];[.F58])" office:value-type="float" office:value="13789" calcext:value-type="float">
            <text:p>13789</text:p>
          </table:table-cell>
          <table:table-cell table:style-name="ce40" table:formula="of:=IF(AND([.J58]&gt;8000;[.J58]&lt;9500);30%;IF([.J5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9-11-23" calcext:value-type="date">
            <text:p>23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style-name="ce11" table:formula="of:=DAYS([.$S$2];[.F59])" office:value-type="float" office:value="10766" calcext:value-type="float">
            <text:p>10766</text:p>
          </table:table-cell>
          <table:table-cell table:style-name="ce40" table:formula="of:=IF(AND([.J59]&gt;8000;[.J59]&lt;9500);30%;IF([.J5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7-01-12" calcext:value-type="date">
            <text:p>12.01.19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style-name="ce11" table:formula="of:=DAYS([.$S$2];[.F60])" office:value-type="float" office:value="11812" calcext:value-type="float">
            <text:p>11812</text:p>
          </table:table-cell>
          <table:table-cell table:style-name="ce40" table:formula="of:=IF(AND([.J60]&gt;8000;[.J60]&lt;9500);30%;IF([.J6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6-06-17" calcext:value-type="date">
            <text:p>17.06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style-name="ce11" table:formula="of:=DAYS([.$S$2];[.F61])" office:value-type="float" office:value="12021" calcext:value-type="float">
            <text:p>12021</text:p>
          </table:table-cell>
          <table:table-cell table:style-name="ce40" table:formula="of:=IF(AND([.J61]&gt;8000;[.J61]&lt;9500);30%;IF([.J6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7-05-29" calcext:value-type="date">
            <text:p>29.05.19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style-name="ce11" table:formula="of:=DAYS([.$S$2];[.F62])" office:value-type="float" office:value="11675" calcext:value-type="float">
            <text:p>11675</text:p>
          </table:table-cell>
          <table:table-cell table:style-name="ce40" table:formula="of:=IF(AND([.J62]&gt;8000;[.J62]&lt;9500);30%;IF([.J6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9-04-27" calcext:value-type="date">
            <text:p>27.04.19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style-name="ce11" table:formula="of:=DAYS([.$S$2];[.F63])" office:value-type="float" office:value="10976" calcext:value-type="float">
            <text:p>10976</text:p>
          </table:table-cell>
          <table:table-cell table:style-name="ce40" table:formula="of:=IF(AND([.J63]&gt;8000;[.J63]&lt;9500);30%;IF([.J6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2-07-07" calcext:value-type="date">
            <text:p>7.07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style-name="ce11" table:formula="of:=DAYS([.$S$2];[.F64])" office:value-type="float" office:value="13462" calcext:value-type="float">
            <text:p>13462</text:p>
          </table:table-cell>
          <table:table-cell table:style-name="ce40" table:formula="of:=IF(AND([.J64]&gt;8000;[.J64]&lt;9500);30%;IF([.J6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8-11-23" calcext:value-type="date">
            <text:p>23.11.19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style-name="ce11" table:formula="of:=DAYS([.$S$2];[.F65])" office:value-type="float" office:value="11131" calcext:value-type="float">
            <text:p>11131</text:p>
          </table:table-cell>
          <table:table-cell table:style-name="ce40" table:formula="of:=IF(AND([.J65]&gt;8000;[.J65]&lt;9500);30%;IF([.J6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02-01" calcext:value-type="date">
            <text:p>1.02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style-name="ce11" table:formula="of:=DAYS([.$S$2];[.F66])" office:value-type="float" office:value="12157" calcext:value-type="float">
            <text:p>12157</text:p>
          </table:table-cell>
          <table:table-cell table:style-name="ce40" table:formula="of:=IF(AND([.J66]&gt;8000;[.J66]&lt;9500);30%;IF([.J6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4-03-27" calcext:value-type="date">
            <text:p>27.03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style-name="ce11" table:formula="of:=DAYS([.$S$2];[.F67])" office:value-type="float" office:value="12833" calcext:value-type="float">
            <text:p>12833</text:p>
          </table:table-cell>
          <table:table-cell table:style-name="ce40" table:formula="of:=IF(AND([.J67]&gt;8000;[.J67]&lt;9500);30%;IF([.J6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7-12-07" calcext:value-type="date">
            <text:p>7.12.19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style-name="ce11" table:formula="of:=DAYS([.$S$2];[.F68])" office:value-type="float" office:value="11483" calcext:value-type="float">
            <text:p>11483</text:p>
          </table:table-cell>
          <table:table-cell table:style-name="ce40" table:formula="of:=IF(AND([.J68]&gt;8000;[.J68]&lt;9500);30%;IF([.J6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9-10-14" calcext:value-type="date">
            <text:p>14.10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style-name="ce11" table:formula="of:=DAYS([.$S$2];[.F69])" office:value-type="float" office:value="10806" calcext:value-type="float">
            <text:p>10806</text:p>
          </table:table-cell>
          <table:table-cell table:style-name="ce40" table:formula="of:=IF(AND([.J69]&gt;8000;[.J69]&lt;9500);30%;IF([.J6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1-03-14" calcext:value-type="date">
            <text:p>14.03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style-name="ce11" table:formula="of:=DAYS([.$S$2];[.F70])" office:value-type="float" office:value="10290" calcext:value-type="float">
            <text:p>10290</text:p>
          </table:table-cell>
          <table:table-cell table:style-name="ce40" table:formula="of:=IF(AND([.J70]&gt;8000;[.J70]&lt;9500);30%;IF([.J7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9-11-27" calcext:value-type="date">
            <text:p>27.11.19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style-name="ce11" table:formula="of:=DAYS([.$S$2];[.F71])" office:value-type="float" office:value="10762" calcext:value-type="float">
            <text:p>10762</text:p>
          </table:table-cell>
          <table:table-cell table:style-name="ce40" table:formula="of:=IF(AND([.J71]&gt;8000;[.J71]&lt;9500);30%;IF([.J7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1-06-03" calcext:value-type="date">
            <text:p>3.06.19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style-name="ce11" table:formula="of:=DAYS([.$S$2];[.F72])" office:value-type="float" office:value="10209" calcext:value-type="float">
            <text:p>10209</text:p>
          </table:table-cell>
          <table:table-cell table:style-name="ce40" table:formula="of:=IF(AND([.J72]&gt;8000;[.J72]&lt;9500);30%;IF([.J7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10-04" calcext:value-type="date">
            <text:p>4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style-name="ce11" table:formula="of:=DAYS([.$S$2];[.F73])" office:value-type="float" office:value="11912" calcext:value-type="float">
            <text:p>11912</text:p>
          </table:table-cell>
          <table:table-cell table:style-name="ce40" table:formula="of:=IF(AND([.J73]&gt;8000;[.J73]&lt;9500);30%;IF([.J7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4-02-14" calcext:value-type="date">
            <text:p>14.02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style-name="ce11" table:formula="of:=DAYS([.$S$2];[.F74])" office:value-type="float" office:value="12875" calcext:value-type="float">
            <text:p>12875</text:p>
          </table:table-cell>
          <table:table-cell table:style-name="ce40" table:formula="of:=IF(AND([.J74]&gt;8000;[.J74]&lt;9500);30%;IF([.J7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2-02-17" calcext:value-type="date">
            <text:p>17.02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style-name="ce11" table:formula="of:=DAYS([.$S$2];[.F75])" office:value-type="float" office:value="13602" calcext:value-type="float">
            <text:p>13602</text:p>
          </table:table-cell>
          <table:table-cell table:style-name="ce40" table:formula="of:=IF(AND([.J75]&gt;8000;[.J75]&lt;9500);30%;IF([.J7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4-08-17" calcext:value-type="date">
            <text:p>17.08.19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style-name="ce11" table:formula="of:=DAYS([.$S$2];[.F76])" office:value-type="float" office:value="12690" calcext:value-type="float">
            <text:p>12690</text:p>
          </table:table-cell>
          <table:table-cell table:style-name="ce40" table:formula="of:=IF(AND([.J76]&gt;8000;[.J76]&lt;9500);30%;IF([.J7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9-10-27" calcext:value-type="date">
            <text:p>27.10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style-name="ce11" table:formula="of:=DAYS([.$S$2];[.F77])" office:value-type="float" office:value="10793" calcext:value-type="float">
            <text:p>10793</text:p>
          </table:table-cell>
          <table:table-cell table:style-name="ce40" table:formula="of:=IF(AND([.J77]&gt;8000;[.J77]&lt;9500);30%;IF([.J7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6-12-13" calcext:value-type="date">
            <text:p>13.12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style-name="ce11" table:formula="of:=DAYS([.$S$2];[.F78])" office:value-type="float" office:value="11842" calcext:value-type="float">
            <text:p>11842</text:p>
          </table:table-cell>
          <table:table-cell table:style-name="ce40" table:formula="of:=IF(AND([.J78]&gt;8000;[.J78]&lt;9500);30%;IF([.J7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91-03-04" calcext:value-type="date">
            <text:p>4.03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style-name="ce11" table:formula="of:=DAYS([.$S$2];[.F79])" office:value-type="float" office:value="10300" calcext:value-type="float">
            <text:p>10300</text:p>
          </table:table-cell>
          <table:table-cell table:style-name="ce40" table:formula="of:=IF(AND([.J79]&gt;8000;[.J79]&lt;9500);30%;IF([.J7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5-07-23" calcext:value-type="date">
            <text:p>23.07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style-name="ce11" table:formula="of:=DAYS([.$S$2];[.F80])" office:value-type="float" office:value="12350" calcext:value-type="float">
            <text:p>12350</text:p>
          </table:table-cell>
          <table:table-cell table:style-name="ce40" table:formula="of:=IF(AND([.J80]&gt;8000;[.J80]&lt;9500);30%;IF([.J8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4-11-30" calcext:value-type="date">
            <text:p>30.11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style-name="ce11" table:formula="of:=DAYS([.$S$2];[.F81])" office:value-type="float" office:value="12585" calcext:value-type="float">
            <text:p>12585</text:p>
          </table:table-cell>
          <table:table-cell table:style-name="ce40" table:formula="of:=IF(AND([.J81]&gt;8000;[.J81]&lt;9500);30%;IF([.J8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4-11-02" calcext:value-type="date">
            <text:p>2.11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style-name="ce11" table:formula="of:=DAYS([.$S$2];[.F82])" office:value-type="float" office:value="12613" calcext:value-type="float">
            <text:p>12613</text:p>
          </table:table-cell>
          <table:table-cell table:style-name="ce40" table:formula="of:=IF(AND([.J82]&gt;8000;[.J82]&lt;9500);30%;IF([.J8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9-01-23" calcext:value-type="date">
            <text:p>23.01.19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style-name="ce11" table:formula="of:=DAYS([.$S$2];[.F83])" office:value-type="float" office:value="11070" calcext:value-type="float">
            <text:p>11070</text:p>
          </table:table-cell>
          <table:table-cell table:style-name="ce40" table:formula="of:=IF(AND([.J83]&gt;8000;[.J83]&lt;9500);30%;IF([.J8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1-03-03" calcext:value-type="date">
            <text:p>3.03.19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style-name="ce11" table:formula="of:=DAYS([.$S$2];[.F84])" office:value-type="float" office:value="13953" calcext:value-type="float">
            <text:p>13953</text:p>
          </table:table-cell>
          <table:table-cell table:style-name="ce40" table:formula="of:=IF(AND([.J84]&gt;8000;[.J84]&lt;9500);30%;IF([.J8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12-07" calcext:value-type="date">
            <text:p>7.12.19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style-name="ce11" table:formula="of:=DAYS([.$S$2];[.F85])" office:value-type="float" office:value="11848" calcext:value-type="float">
            <text:p>11848</text:p>
          </table:table-cell>
          <table:table-cell table:style-name="ce40" table:formula="of:=IF(AND([.J85]&gt;8000;[.J85]&lt;9500);30%;IF([.J8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90-05-03" calcext:value-type="date">
            <text:p>3.05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style-name="ce11" table:formula="of:=DAYS([.$S$2];[.F86])" office:value-type="float" office:value="10605" calcext:value-type="float">
            <text:p>10605</text:p>
          </table:table-cell>
          <table:table-cell table:style-name="ce40" table:formula="of:=IF(AND([.J86]&gt;8000;[.J86]&lt;9500);30%;IF([.J86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style-name="ce11" table:formula="of:=DAYS([.$S$2];[.F87])" office:value-type="float" office:value="11911" calcext:value-type="float">
            <text:p>11911</text:p>
          </table:table-cell>
          <table:table-cell table:style-name="ce40" table:formula="of:=IF(AND([.J87]&gt;8000;[.J87]&lt;9500);30%;IF([.J87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9-11-07" calcext:value-type="date">
            <text:p>7.11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style-name="ce11" table:formula="of:=DAYS([.$S$2];[.F88])" office:value-type="float" office:value="10782" calcext:value-type="float">
            <text:p>10782</text:p>
          </table:table-cell>
          <table:table-cell table:style-name="ce40" table:formula="of:=IF(AND([.J88]&gt;8000;[.J88]&lt;9500);30%;IF([.J88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79-04-19" calcext:value-type="date">
            <text:p>19.04.19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style-name="ce11" table:formula="of:=DAYS([.$S$2];[.F89])" office:value-type="float" office:value="14637" calcext:value-type="float">
            <text:p>14637</text:p>
          </table:table-cell>
          <table:table-cell table:style-name="ce40" table:formula="of:=IF(AND([.J89]&gt;8000;[.J89]&lt;9500);30%;IF([.J89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7-07-01" calcext:value-type="date">
            <text:p>1.07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style-name="ce11" table:formula="of:=DAYS([.$S$2];[.F90])" office:value-type="float" office:value="11642" calcext:value-type="float">
            <text:p>11642</text:p>
          </table:table-cell>
          <table:table-cell table:style-name="ce40" table:formula="of:=IF(AND([.J90]&gt;8000;[.J90]&lt;9500);30%;IF([.J90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7-03-02" calcext:value-type="date">
            <text:p>2.03.19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style-name="ce11" table:formula="of:=DAYS([.$S$2];[.F91])" office:value-type="float" office:value="11763" calcext:value-type="float">
            <text:p>11763</text:p>
          </table:table-cell>
          <table:table-cell table:style-name="ce40" table:formula="of:=IF(AND([.J91]&gt;8000;[.J91]&lt;9500);30%;IF([.J91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7-12-24" calcext:value-type="date">
            <text:p>24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style-name="ce11" table:formula="of:=DAYS([.$S$2];[.F92])" office:value-type="float" office:value="11466" calcext:value-type="float">
            <text:p>11466</text:p>
          </table:table-cell>
          <table:table-cell table:style-name="ce40" table:formula="of:=IF(AND([.J92]&gt;8000;[.J92]&lt;9500);30%;IF([.J92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3-11-28" calcext:value-type="date">
            <text:p>28.11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style-name="ce11" table:formula="of:=DAYS([.$S$2];[.F93])" office:value-type="float" office:value="12953" calcext:value-type="float">
            <text:p>12953</text:p>
          </table:table-cell>
          <table:table-cell table:style-name="ce40" table:formula="of:=IF(AND([.J93]&gt;8000;[.J93]&lt;9500);30%;IF([.J93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91-04-08" calcext:value-type="date">
            <text:p>8.04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style-name="ce11" table:formula="of:=DAYS([.$S$2];[.F94])" office:value-type="float" office:value="10265" calcext:value-type="float">
            <text:p>10265</text:p>
          </table:table-cell>
          <table:table-cell table:style-name="ce40" table:formula="of:=IF(AND([.J94]&gt;8000;[.J94]&lt;9500);30%;IF([.J94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90-09-01" calcext:value-type="date">
            <text:p>1.09.19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style-name="ce11" table:formula="of:=DAYS([.$S$2];[.F95])" office:value-type="float" office:value="10484" calcext:value-type="float">
            <text:p>10484</text:p>
          </table:table-cell>
          <table:table-cell table:style-name="ce40" table:formula="of:=IF(AND([.J95]&gt;8000;[.J95]&lt;9500);30%;IF([.J95]&gt;9500;40%;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number-columns-repeated="6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column table:style-name="co2" table:number-columns-repeated="997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table:formula="of:=SUM([.O7:.O33])" office:value-type="float" office:value="14562.525" calcext:value-type="float">
            <text:p>14 562,53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 table:formula="of:=AVERAGE([.AB7:.AB36])" office:value-type="float" office:value="34.9166666666667" calcext:value-type="float">
            <text:p>34,92 zł</text:p>
          </table:table-cell>
          <table:table-cell table:style-name="ce26"/>
          <table:table-cell table:style-name="ce27"/>
          <table:table-cell table:number-columns-repeated="17"/>
          <table:table-cell table:style-name="ce4" office:value-type="string" calcext:value-type="string">
            <text:p>DEPART</text:p>
          </table:table-cell>
          <table:table-cell table:number-columns-repeated="1002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50" table:formula="of:=MAX([.P44:.P47])" office:value-type="currency" office:currency="PLN" office:value="840" calcext:value-type="currency">
            <text:p>840,00 zł</text:p>
          </table:table-cell>
          <table:table-cell table:style-name="ce25" office:value-type="string" calcext:value-type="string">
            <text:p>Lindsey Winger</text:p>
          </table:table-cell>
          <table:table-cell table:style-name="ce28"/>
          <table:table-cell table:number-columns-repeated="2"/>
          <table:table-cell table:style-name="ce4" office:value-type="string" calcext:value-type="string">
            <text:p>ODDZIAŁ</text:p>
          </table:table-cell>
          <table:table-cell table:number-columns-repeated="14"/>
          <table:table-cell table:style-name="ce3" office:value-type="string" calcext:value-type="string">
            <text:p>Rajdy Wodne</text:p>
          </table:table-cell>
          <table:table-cell table:number-columns-repeated="1002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50" table:formula="of:=MAX([.AD48:.AD53])" office:value-type="currency" office:currency="PLN" office:value="880" calcext:value-type="currency">
            <text:p>880,00 zł</text:p>
          </table:table-cell>
          <table:table-cell table:style-name="ce25" office:value-type="string" calcext:value-type="string">
            <text:p>Molly Steadman</text:p>
          </table:table-cell>
          <table:table-cell table:style-name="ce28"/>
          <table:table-cell table:number-columns-repeated="2"/>
          <table:table-cell office:value-type="string" calcext:value-type="string">
            <text:p>Niemcy</text:p>
          </table:table-cell>
          <table:table-cell table:number-columns-repeated="1017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formula="of:=COUNT([.H64:.H132])" office:value-type="float" office:value="69" calcext:value-type="float">
            <text:p>69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formula="of:=COUNT([$Lista.K2:.K95])" office:value-type="float" office:value="94" calcext:value-type="float">
            <text:p>94</text:p>
          </table:table-cell>
          <table:table-cell table:style-name="ce26"/>
          <table:table-cell table:style-name="ce27"/>
          <table:table-cell table:number-columns-repeated="2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4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M7]*[.N7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AB7]*[.AC7]" office:value-type="float" office:value="443.75" calcext:value-type="float">
            <text:p>443,75 zł</text:p>
          </table:table-cell>
          <table:table-cell table:style-name="ce11"/>
          <table:table-cell table:style-name="ce12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M8]*[.N8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AB8]*[.AC8]" office:value-type="float" office:value="472.15" calcext:value-type="float">
            <text:p>472,15 zł</text:p>
          </table:table-cell>
          <table:table-cell table:style-name="ce11"/>
          <table:table-cell table:style-name="ce12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M9]*[.N9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AB9]*[.AC9]" office:value-type="float" office:value="703.5" calcext:value-type="float">
            <text:p>703,50 zł</text:p>
          </table:table-cell>
          <table:table-cell table:style-name="ce11"/>
          <table:table-cell table:style-name="ce13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M10]*[.N10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4"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AB10]*[.AC10]" office:value-type="float" office:value="350" calcext:value-type="float">
            <text:p>350,00 zł</text:p>
          </table:table-cell>
          <table:table-cell table:style-name="ce11"/>
          <table:table-cell table:style-name="ce13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M11]*[.N11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4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AB11]*[.AC11]" office:value-type="float" office:value="423.5" calcext:value-type="float">
            <text:p>423,50 zł</text:p>
          </table:table-cell>
          <table:table-cell table:style-name="ce11"/>
          <table:table-cell table:style-name="ce14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M12]*[.N12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4"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AB12]*[.AC12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M13]*[.N13]" office:value-type="float" office:value="620" calcext:value-type="float">
            <text:p>620,00 zł</text:p>
          </table:table-cell>
          <table:table-cell table:style-name="ce11"/>
          <table:table-cell table:style-name="ce14"/>
          <table:table-cell table:number-columns-repeated="4"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AB13]*[.AC13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M14]*[.N14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4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AB14]*[.AC14]" office:value-type="float" office:value="443.75" calcext:value-type="float">
            <text:p>443,75 zł</text:p>
          </table:table-cell>
          <table:table-cell table:style-name="ce11"/>
          <table:table-cell table:style-name="ce14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M15]*[.N15]" office:value-type="float" office:value="780" calcext:value-type="float">
            <text:p>780,00 zł</text:p>
          </table:table-cell>
          <table:table-cell table:style-name="ce2"/>
          <table:table-cell table:style-name="ce14"/>
          <table:table-cell table:number-columns-repeated="4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AB15]*[.AC15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M16]*[.N16]" office:value-type="float" office:value="443.75" calcext:value-type="float">
            <text:p>443,75 zł</text:p>
          </table:table-cell>
          <table:table-cell table:style-name="ce2"/>
          <table:table-cell table:style-name="ce12"/>
          <table:table-cell table:number-columns-repeated="4"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AB16]*[.AC16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M17]*[.N17]" office:value-type="float" office:value="191.75" calcext:value-type="float">
            <text:p>191,75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AB17]*[.AC17]" office:value-type="float" office:value="780" calcext:value-type="float">
            <text:p>780,00 zł</text:p>
          </table:table-cell>
          <table:table-cell table:style-name="ce11"/>
          <table:table-cell table:style-name="ce14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M18]*[.N18]" office:value-type="float" office:value="780" calcext:value-type="float">
            <text:p>780,0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AB18]*[.AC18]" office:value-type="float" office:value="860" calcext:value-type="float">
            <text:p>860,00 zł</text:p>
          </table:table-cell>
          <table:table-cell table:style-name="ce2"/>
          <table:table-cell table:style-name="ce14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M19]*[.N19]" office:value-type="float" office:value="443.75" calcext:value-type="float">
            <text:p>443,75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AB19]*[.AC19]" office:value-type="float" office:value="840" calcext:value-type="float">
            <text:p>840,00 zł</text:p>
          </table:table-cell>
          <table:table-cell table:style-name="ce2"/>
          <table:table-cell table:style-name="ce14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M20]*[.N20]" office:value-type="float" office:value="860" calcext:value-type="float">
            <text:p>860,0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AB20]*[.AC20]" office:value-type="float" office:value="443.75" calcext:value-type="float">
            <text:p>443,75 zł</text:p>
          </table:table-cell>
          <table:table-cell table:style-name="ce2"/>
          <table:table-cell table:style-name="ce12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M21]*[.N21]" office:value-type="float" office:value="703.5" calcext:value-type="float">
            <text:p>703,5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AB21]*[.AC21]" office:value-type="float" office:value="350" calcext:value-type="float">
            <text:p>350,0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M22]*[.N22]" office:value-type="float" office:value="620" calcext:value-type="float">
            <text:p>620,0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AB22]*[.AC22]" office:value-type="float" office:value="443.75" calcext:value-type="float">
            <text:p>443,75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M23]*[.N23]" office:value-type="float" office:value="191.75" calcext:value-type="float">
            <text:p>191,75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AB23]*[.AC23]" office:value-type="float" office:value="213" calcext:value-type="float">
            <text:p>213,0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M24]*[.N24]" office:value-type="float" office:value="1008" calcext:value-type="float">
            <text:p>1 008,0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AB24]*[.AC24]" office:value-type="float" office:value="860" calcext:value-type="float">
            <text:p>860,0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M25]*[.N25]" office:value-type="float" office:value="392.35" calcext:value-type="float">
            <text:p>392,35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AB25]*[.AC25]" office:value-type="float" office:value="589" calcext:value-type="float">
            <text:p>589,0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M26]*[.N26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AB26]*[.AC26]" office:value-type="float" office:value="703.5" calcext:value-type="float">
            <text:p>703,5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M27]*[.N27]" office:value-type="float" office:value="494.125" calcext:value-type="float">
            <text:p>494,13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AB27]*[.AC27]" office:value-type="float" office:value="100.75" calcext:value-type="float">
            <text:p>100,75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M28]*[.N28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AB28]*[.AC28]" office:value-type="float" office:value="472.15" calcext:value-type="float">
            <text:p>472,15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M29]*[.N29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AB29]*[.AC29]" office:value-type="float" office:value="620" calcext:value-type="float">
            <text:p>620,0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M30]*[.N30]" office:value-type="float" office:value="442.5" calcext:value-type="float">
            <text:p>442,5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AB30]*[.AC30]" office:value-type="float" office:value="288.8" calcext:value-type="float">
            <text:p>288,8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M31]*[.N31]" office:value-type="float" office:value="651" calcext:value-type="float">
            <text:p>651,0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AB31]*[.AC31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M32]*[.N32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AB32]*[.AC32]" office:value-type="float" office:value="780" calcext:value-type="float">
            <text:p>780,0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6"/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M33]*[.N33]" office:value-type="float" office:value="288.8" calcext:value-type="float">
            <text:p>288,80 zł</text:p>
          </table:table-cell>
          <table:table-cell table:style-name="ce2"/>
          <table:table-cell table:style-name="ce15"/>
          <table:table-cell table:number-columns-repeated="4"/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AB33]*[.AC33]" office:value-type="float" office:value="260" calcext:value-type="float">
            <text:p>260,0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21"/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AB34]*[.AC34]" office:value-type="float" office:value="195.3" calcext:value-type="float">
            <text:p>195,30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21"/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AB35]*[.AC35]" office:value-type="float" office:value="85.25" calcext:value-type="float">
            <text:p>85,25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21"/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AB36]*[.AC36]" office:value-type="float" office:value="100.75" calcext:value-type="float">
            <text:p>100,75 zł</text:p>
          </table:table-cell>
          <table:table-cell table:style-name="ce2"/>
          <table:table-cell table:style-name="ce15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1"/>
          <table:table-cell table:number-columns-repeated="2" table:style-name="ce4" office:value-type="string" calcext:value-type="string">
            <text:p>DATA ZATR.</text:p>
          </table:table-cell>
          <table:table-cell table:style-name="ce4" office:value-type="string" calcext:value-type="string">
            <text:p>DEPART</text:p>
          </table:table-cell>
          <table:table-cell table:number-columns-repeated="1000"/>
        </table:table-row>
        <table:table-row table:style-name="ro2">
          <table:table-cell table:number-columns-repeated="7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3"/>
          <table:table-cell office:value-type="string" calcext:value-type="string">
            <text:p>&gt;=1.01.1988</text:p>
          </table:table-cell>
          <table:table-cell office:value-type="string" calcext:value-type="string">
            <text:p>&lt;=31.12.1990</text:p>
          </table:table-cell>
          <table:table-cell table:style-name="ce3" office:value-type="string" calcext:value-type="string">
            <text:p>Rajdy Dziecinne</text:p>
          </table:table-cell>
          <table:table-cell table:number-columns-repeated="1000"/>
        </table:table-row>
        <table:table-row table:style-name="ro2">
          <table:table-cell table:number-columns-repeated="7"/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N44]*[.O44]" office:value-type="float" office:value="100.75" calcext:value-type="float">
            <text:p>100,75 zł</text:p>
          </table:table-cell>
          <table:table-cell table:style-name="ce2"/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N45]*[.O45]" office:value-type="float" office:value="840" calcext:value-type="float">
            <text:p>840,00 zł</text:p>
          </table:table-cell>
          <table:table-cell table:style-name="ce2"/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N46]*[.O46]" office:value-type="float" office:value="484" calcext:value-type="float">
            <text:p>484,00 zł</text:p>
          </table:table-cell>
          <table:table-cell table:style-name="ce2"/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N47]*[.O47]" office:value-type="float" office:value="484" calcext:value-type="float">
            <text:p>484,00 zł</text:p>
          </table:table-cell>
          <table:table-cell table:style-name="ce2"/>
          <table:table-cell table:style-name="ce15"/>
          <table:table-cell table:number-columns-repeated="3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992"/>
        </table:table-row>
        <table:table-row table:style-name="ro2">
          <table:table-cell table:number-columns-repeated="21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0-12-30" calcext:value-type="date">
            <text:p>30.12.19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AB48]*[.AC48]" office:value-type="float" office:value="860" calcext:value-type="float">
            <text:p>860,00 zł</text:p>
          </table:table-cell>
          <table:table-cell table:style-name="ce11" table:formula="of:=DAYS([.$S$2];[.AA48])" office:value-type="float" office:value="-33237" calcext:value-type="float">
            <text:p>-33237</text:p>
          </table:table-cell>
          <table:table-cell table:style-name="ce14"/>
          <table:table-cell table:number-columns-repeated="992"/>
        </table:table-row>
        <table:table-row table:style-name="ro2">
          <table:table-cell table:number-columns-repeated="21"/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0-04-05" calcext:value-type="date">
            <text:p>5.04.19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AB49]*[.AC49]" office:value-type="float" office:value="176" calcext:value-type="float">
            <text:p>176,00 zł</text:p>
          </table:table-cell>
          <table:table-cell table:style-name="ce11" table:formula="of:=DAYS([.$S$2];[.AA49])" office:value-type="float" office:value="-32968" calcext:value-type="float">
            <text:p>-32968</text:p>
          </table:table-cell>
          <table:table-cell table:style-name="ce14"/>
          <table:table-cell table:number-columns-repeated="992"/>
        </table:table-row>
        <table:table-row table:style-name="ro2">
          <table:table-cell table:number-columns-repeated="21"/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9-08-15" calcext:value-type="date">
            <text:p>15.08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AB50]*[.AC50]" office:value-type="float" office:value="880" calcext:value-type="float">
            <text:p>880,00 zł</text:p>
          </table:table-cell>
          <table:table-cell table:style-name="ce11" table:formula="of:=DAYS([.$S$2];[.AA50])" office:value-type="float" office:value="-32735" calcext:value-type="float">
            <text:p>-32735</text:p>
          </table:table-cell>
          <table:table-cell table:style-name="ce15"/>
          <table:table-cell table:number-columns-repeated="992"/>
        </table:table-row>
        <table:table-row table:style-name="ro2">
          <table:table-cell table:number-columns-repeated="21"/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8-12-30" calcext:value-type="date">
            <text:p>30.12.19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AB51]*[.AC51]" office:value-type="float" office:value="176" calcext:value-type="float">
            <text:p>176,00 zł</text:p>
          </table:table-cell>
          <table:table-cell table:style-name="ce11" table:formula="of:=DAYS([.$S$2];[.AA51])" office:value-type="float" office:value="-32507" calcext:value-type="float">
            <text:p>-32507</text:p>
          </table:table-cell>
          <table:table-cell table:style-name="ce15"/>
          <table:table-cell table:number-columns-repeated="992"/>
        </table:table-row>
        <table:table-row table:style-name="ro2">
          <table:table-cell table:number-columns-repeated="21"/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8-11-23" calcext:value-type="date">
            <text:p>23.11.19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AB52]*[.AC52]" office:value-type="float" office:value="423.5" calcext:value-type="float">
            <text:p>423,50 zł</text:p>
          </table:table-cell>
          <table:table-cell table:style-name="ce11" table:formula="of:=DAYS([.$S$2];[.AA52])" office:value-type="float" office:value="-32470" calcext:value-type="float">
            <text:p>-32470</text:p>
          </table:table-cell>
          <table:table-cell table:style-name="ce15"/>
          <table:table-cell table:number-columns-repeated="992"/>
        </table:table-row>
        <table:table-row table:style-name="ro2">
          <table:table-cell table:number-columns-repeated="21"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9-01-23" calcext:value-type="date">
            <text:p>23.01.19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AB53]*[.AC53]" office:value-type="float" office:value="442.5" calcext:value-type="float">
            <text:p>442,50 zł</text:p>
          </table:table-cell>
          <table:table-cell table:style-name="ce11" table:formula="of:=DAYS([.$S$2];[.AA53])" office:value-type="float" office:value="-32531" calcext:value-type="float">
            <text:p>-32531</text:p>
          </table:table-cell>
          <table:table-cell table:style-name="ce15"/>
          <table:table-cell table:number-columns-repeated="99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8" office:value-type="string" calcext:value-type="string">
            <text:p>PŁACA BRUTTO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&gt;30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6-12-24" calcext:value-type="date">
            <text:p>24.12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N64]*[.O64]" office:value-type="float" office:value="443.75" calcext:value-type="float">
            <text:p>443,75 zł</text:p>
          </table:table-cell>
          <table:table-cell table:style-name="ce11" table:formula="of:=DAYS([.$S$2];[.M64])" office:value-type="float" office:value="-31770" calcext:value-type="float">
            <text:p>-31770</text:p>
          </table:table-cell>
          <table:table-cell table:style-name="ce12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5-07-05" calcext:value-type="date">
            <text:p>5.07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N65]*[.O65]" office:value-type="float" office:value="472.15" calcext:value-type="float">
            <text:p>472,15 zł</text:p>
          </table:table-cell>
          <table:table-cell table:style-name="ce11" table:formula="of:=DAYS([.$S$2];[.M65])" office:value-type="float" office:value="-31233" calcext:value-type="float">
            <text:p>-31233</text:p>
          </table:table-cell>
          <table:table-cell table:style-name="ce12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90-07-26" calcext:value-type="date">
            <text:p>26.07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N66]*[.O66]" office:value-type="float" office:value="703.5" calcext:value-type="float">
            <text:p>703,50 zł</text:p>
          </table:table-cell>
          <table:table-cell table:style-name="ce11" table:formula="of:=DAYS([.$S$2];[.M66])" office:value-type="float" office:value="-33080" calcext:value-type="float">
            <text:p>-33080</text:p>
          </table:table-cell>
          <table:table-cell table:style-name="ce13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8-06-07" calcext:value-type="date">
            <text:p>7.06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N67]*[.O67]" office:value-type="float" office:value="350" calcext:value-type="float">
            <text:p>350,00 zł</text:p>
          </table:table-cell>
          <table:table-cell table:style-name="ce11" table:formula="of:=DAYS([.$S$2];[.M67])" office:value-type="float" office:value="-32301" calcext:value-type="float">
            <text:p>-32301</text:p>
          </table:table-cell>
          <table:table-cell table:style-name="ce13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3-07-12" calcext:value-type="date">
            <text:p>12.07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N68]*[.O68]" office:value-type="float" office:value="504" calcext:value-type="float">
            <text:p>504,00 zł</text:p>
          </table:table-cell>
          <table:table-cell table:style-name="ce11" table:formula="of:=DAYS([.$S$2];[.M68])" office:value-type="float" office:value="-30509" calcext:value-type="float">
            <text:p>-30509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7-06-05" calcext:value-type="date">
            <text:p>5.06.19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N69]*[.O69]" office:value-type="float" office:value="840" calcext:value-type="float">
            <text:p>840,00 zł</text:p>
          </table:table-cell>
          <table:table-cell table:style-name="ce11" table:formula="of:=DAYS([.$S$2];[.M69])" office:value-type="float" office:value="-31933" calcext:value-type="float">
            <text:p>-31933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9-02-26" calcext:value-type="date">
            <text:p>26.02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N70]*[.O70]" office:value-type="float" office:value="423.5" calcext:value-type="float">
            <text:p>423,50 zł</text:p>
          </table:table-cell>
          <table:table-cell table:style-name="ce11" table:formula="of:=DAYS([.$S$2];[.M70])" office:value-type="float" office:value="-32565" calcext:value-type="float">
            <text:p>-32565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3-04-15" calcext:value-type="date">
            <text:p>15.04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N71]*[.O71]" office:value-type="float" office:value="860" calcext:value-type="float">
            <text:p>860,00 zł</text:p>
          </table:table-cell>
          <table:table-cell table:style-name="ce11" table:formula="of:=DAYS([.$S$2];[.M71])" office:value-type="float" office:value="-30421" calcext:value-type="float">
            <text:p>-30421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90-02-01" calcext:value-type="date">
            <text:p>1.02.19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N72]*[.O72]" office:value-type="float" office:value="472.15" calcext:value-type="float">
            <text:p>472,15 zł</text:p>
          </table:table-cell>
          <table:table-cell table:style-name="ce11" table:formula="of:=DAYS([.$S$2];[.M72])" office:value-type="float" office:value="-32905" calcext:value-type="float">
            <text:p>-32905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0-12-30" calcext:value-type="date">
            <text:p>30.12.19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N73]*[.O73]" office:value-type="float" office:value="860" calcext:value-type="float">
            <text:p>860,00 zł</text:p>
          </table:table-cell>
          <table:table-cell table:style-name="ce11" table:formula="of:=DAYS([.$S$2];[.M73])" office:value-type="float" office:value="-33237" calcext:value-type="float">
            <text:p>-33237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4-08-08" calcext:value-type="date">
            <text:p>8.08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N74]*[.O74]" office:value-type="float" office:value="472.15" calcext:value-type="float">
            <text:p>472,15 zł</text:p>
          </table:table-cell>
          <table:table-cell table:style-name="ce11" table:formula="of:=DAYS([.$S$2];[.M74])" office:value-type="float" office:value="-30902" calcext:value-type="float">
            <text:p>-30902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5-01-25" calcext:value-type="date">
            <text:p>25.01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N75]*[.O75]" office:value-type="float" office:value="443.75" calcext:value-type="float">
            <text:p>443,75 zł</text:p>
          </table:table-cell>
          <table:table-cell table:style-name="ce11" table:formula="of:=DAYS([.$S$2];[.M75])" office:value-type="float" office:value="-31072" calcext:value-type="float">
            <text:p>-31072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7-06-10" calcext:value-type="date">
            <text:p>10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N76]*[.O76]" office:value-type="float" office:value="504" calcext:value-type="float">
            <text:p>504,00 zł</text:p>
          </table:table-cell>
          <table:table-cell table:style-name="ce11" table:formula="of:=DAYS([.$S$2];[.M76])" office:value-type="float" office:value="-31938" calcext:value-type="float">
            <text:p>-31938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6-10-11" calcext:value-type="date">
            <text:p>11.10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N77]*[.O77]" office:value-type="float" office:value="472.15" calcext:value-type="float">
            <text:p>472,15 zł</text:p>
          </table:table-cell>
          <table:table-cell table:style-name="ce11" table:formula="of:=DAYS([.$S$2];[.M77])" office:value-type="float" office:value="-31696" calcext:value-type="float">
            <text:p>-31696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5-05-07" calcext:value-type="date">
            <text:p>7.05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N78]*[.O78]" office:value-type="float" office:value="880" calcext:value-type="float">
            <text:p>880,00 zł</text:p>
          </table:table-cell>
          <table:table-cell table:style-name="ce11" table:formula="of:=DAYS([.$S$2];[.M78])" office:value-type="float" office:value="-31174" calcext:value-type="float">
            <text:p>-31174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7-12-19" calcext:value-type="date">
            <text:p>19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N79]*[.O79]" office:value-type="float" office:value="880" calcext:value-type="float">
            <text:p>880,00 zł</text:p>
          </table:table-cell>
          <table:table-cell table:style-name="ce11" table:formula="of:=DAYS([.$S$2];[.M79])" office:value-type="float" office:value="-32130" calcext:value-type="float">
            <text:p>-32130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7-06-23" calcext:value-type="date">
            <text:p>23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N80]*[.O80]" office:value-type="float" office:value="600" calcext:value-type="float">
            <text:p>600,00 zł</text:p>
          </table:table-cell>
          <table:table-cell table:style-name="ce11" table:formula="of:=DAYS([.$S$2];[.M80])" office:value-type="float" office:value="-31951" calcext:value-type="float">
            <text:p>-31951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6-07-21" calcext:value-type="date">
            <text:p>21.07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N81]*[.O81]" office:value-type="float" office:value="443.75" calcext:value-type="float">
            <text:p>443,75 zł</text:p>
          </table:table-cell>
          <table:table-cell table:style-name="ce11" table:formula="of:=DAYS([.$S$2];[.M81])" office:value-type="float" office:value="-31614" calcext:value-type="float">
            <text:p>-31614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4-02-02" calcext:value-type="date">
            <text:p>2.02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N82]*[.O82]" office:value-type="float" office:value="350" calcext:value-type="float">
            <text:p>350,00 zł</text:p>
          </table:table-cell>
          <table:table-cell table:style-name="ce11" table:formula="of:=DAYS([.$S$2];[.M82])" office:value-type="float" office:value="-30714" calcext:value-type="float">
            <text:p>-30714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1-03-08" calcext:value-type="date">
            <text:p>8.03.19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N83]*[.O83]" office:value-type="float" office:value="780" calcext:value-type="float">
            <text:p>780,00 zł</text:p>
          </table:table-cell>
          <table:table-cell table:style-name="ce11" table:formula="of:=DAYS([.$S$2];[.M83])" office:value-type="float" office:value="-29653" calcext:value-type="float">
            <text:p>-29653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4-04-08" calcext:value-type="date">
            <text:p>8.04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N84]*[.O84]" office:value-type="float" office:value="860" calcext:value-type="float">
            <text:p>860,00 zł</text:p>
          </table:table-cell>
          <table:table-cell table:style-name="ce11" table:formula="of:=DAYS([.$S$2];[.M84])" office:value-type="float" office:value="-30780" calcext:value-type="float">
            <text:p>-30780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9-11-15" calcext:value-type="date">
            <text:p>15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85]*[.O85]" office:value-type="float" office:value="620" calcext:value-type="float">
            <text:p>620,00 zł</text:p>
          </table:table-cell>
          <table:table-cell table:style-name="ce11" table:formula="of:=DAYS([.$S$2];[.M85])" office:value-type="float" office:value="-32827" calcext:value-type="float">
            <text:p>-32827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5-11-08" calcext:value-type="date">
            <text:p>8.11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N86]*[.O86]" office:value-type="float" office:value="780" calcext:value-type="float">
            <text:p>780,00 zł</text:p>
          </table:table-cell>
          <table:table-cell table:style-name="ce11" table:formula="of:=DAYS([.$S$2];[.M86])" office:value-type="float" office:value="-31359" calcext:value-type="float">
            <text:p>-31359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3-09-18" calcext:value-type="date">
            <text:p>18.09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N87]*[.O87]" office:value-type="float" office:value="504" calcext:value-type="float">
            <text:p>504,00 zł</text:p>
          </table:table-cell>
          <table:table-cell table:style-name="ce11" table:formula="of:=DAYS([.$S$2];[.M87])" office:value-type="float" office:value="-30577" calcext:value-type="float">
            <text:p>-30577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4-08-23" calcext:value-type="date">
            <text:p>23.08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N88]*[.O88]" office:value-type="float" office:value="860" calcext:value-type="float">
            <text:p>860,00 zł</text:p>
          </table:table-cell>
          <table:table-cell table:style-name="ce11" table:formula="of:=DAYS([.$S$2];[.M88])" office:value-type="float" office:value="-30917" calcext:value-type="float">
            <text:p>-30917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1-02-05" calcext:value-type="date">
            <text:p>5.02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N89]*[.O89]" office:value-type="float" office:value="423.5" calcext:value-type="float">
            <text:p>423,50 zł</text:p>
          </table:table-cell>
          <table:table-cell table:style-name="ce11" table:formula="of:=DAYS([.$S$2];[.M89])" office:value-type="float" office:value="-33274" calcext:value-type="float">
            <text:p>-33274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90-08-12" calcext:value-type="date">
            <text:p>12.08.19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N90]*[.O90]" office:value-type="float" office:value="840" calcext:value-type="float">
            <text:p>840,00 zł</text:p>
          </table:table-cell>
          <table:table-cell table:style-name="ce11" table:formula="of:=DAYS([.$S$2];[.M90])" office:value-type="float" office:value="-33097" calcext:value-type="float">
            <text:p>-33097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8-11-05" calcext:value-type="date">
            <text:p>5.11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N91]*[.O91]" office:value-type="float" office:value="780" calcext:value-type="float">
            <text:p>780,00 zł</text:p>
          </table:table-cell>
          <table:table-cell table:style-name="ce11" table:formula="of:=DAYS([.$S$2];[.M91])" office:value-type="float" office:value="-32452" calcext:value-type="float">
            <text:p>-32452</text:p>
          </table:table-cell>
          <table:table-cell table:style-name="ce14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7-11-25" calcext:value-type="date">
            <text:p>25.11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N92]*[.O92]" office:value-type="float" office:value="443.75" calcext:value-type="float">
            <text:p>443,75 zł</text:p>
          </table:table-cell>
          <table:table-cell table:style-name="ce11" table:formula="of:=DAYS([.$S$2];[.M92])" office:value-type="float" office:value="-32106" calcext:value-type="float">
            <text:p>-32106</text:p>
          </table:table-cell>
          <table:table-cell table:style-name="ce12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6-05-31" calcext:value-type="date">
            <text:p>31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N93]*[.O93]" office:value-type="float" office:value="350" calcext:value-type="float">
            <text:p>350,00 zł</text:p>
          </table:table-cell>
          <table:table-cell table:style-name="ce11" table:formula="of:=DAYS([.$S$2];[.M93])" office:value-type="float" office:value="-31563" calcext:value-type="float">
            <text:p>-31563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3-06-17" calcext:value-type="date">
            <text:p>17.06.19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94]*[.O94]" office:value-type="float" office:value="589" calcext:value-type="float">
            <text:p>589,00 zł</text:p>
          </table:table-cell>
          <table:table-cell table:style-name="ce11" table:formula="of:=DAYS([.$S$2];[.M94])" office:value-type="float" office:value="-30484" calcext:value-type="float">
            <text:p>-30484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9-08-15" calcext:value-type="date">
            <text:p>15.08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N95]*[.O95]" office:value-type="float" office:value="880" calcext:value-type="float">
            <text:p>880,00 zł</text:p>
          </table:table-cell>
          <table:table-cell table:style-name="ce11" table:formula="of:=DAYS([.$S$2];[.M95])" office:value-type="float" office:value="-32735" calcext:value-type="float">
            <text:p>-32735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7-11-04" calcext:value-type="date">
            <text:p>4.11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96]*[.O96]" office:value-type="float" office:value="589" calcext:value-type="float">
            <text:p>589,00 zł</text:p>
          </table:table-cell>
          <table:table-cell table:style-name="ce11" table:formula="of:=DAYS([.$S$2];[.M96])" office:value-type="float" office:value="-32085" calcext:value-type="float">
            <text:p>-32085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05-19" calcext:value-type="date">
            <text:p>19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N97]*[.O97]" office:value-type="float" office:value="328.8" calcext:value-type="float">
            <text:p>328,80 zł</text:p>
          </table:table-cell>
          <table:table-cell table:style-name="ce11" table:formula="of:=DAYS([.$S$2];[.M97])" office:value-type="float" office:value="-31551" calcext:value-type="float">
            <text:p>-31551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2-01-12" calcext:value-type="date">
            <text:p>12.01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N98]*[.O98]" office:value-type="float" office:value="780" calcext:value-type="float">
            <text:p>780,00 zł</text:p>
          </table:table-cell>
          <table:table-cell table:style-name="ce11" table:formula="of:=DAYS([.$S$2];[.M98])" office:value-type="float" office:value="-29963" calcext:value-type="float">
            <text:p>-29963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03-23" calcext:value-type="date">
            <text:p>23.03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N99]*[.O99]" office:value-type="float" office:value="840" calcext:value-type="float">
            <text:p>840,00 zł</text:p>
          </table:table-cell>
          <table:table-cell table:style-name="ce11" table:formula="of:=DAYS([.$S$2];[.M99])" office:value-type="float" office:value="-31494" calcext:value-type="float">
            <text:p>-31494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4-10-08" calcext:value-type="date">
            <text:p>8.10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N100]*[.O100]" office:value-type="float" office:value="880" calcext:value-type="float">
            <text:p>880,00 zł</text:p>
          </table:table-cell>
          <table:table-cell table:style-name="ce11" table:formula="of:=DAYS([.$S$2];[.M100])" office:value-type="float" office:value="-30963" calcext:value-type="float">
            <text:p>-30963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7-05-26" calcext:value-type="date">
            <text:p>26.05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101]*[.O101]" office:value-type="float" office:value="589" calcext:value-type="float">
            <text:p>589,00 zł</text:p>
          </table:table-cell>
          <table:table-cell table:style-name="ce11" table:formula="of:=DAYS([.$S$2];[.M101])" office:value-type="float" office:value="-31923" calcext:value-type="float">
            <text:p>-31923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7-12-03" calcext:value-type="date">
            <text:p>3.12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N102]*[.O102]" office:value-type="float" office:value="443.75" calcext:value-type="float">
            <text:p>443,75 zł</text:p>
          </table:table-cell>
          <table:table-cell table:style-name="ce11" table:formula="of:=DAYS([.$S$2];[.M102])" office:value-type="float" office:value="-32114" calcext:value-type="float">
            <text:p>-32114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N103]*[.O103]" office:value-type="float" office:value="860" calcext:value-type="float">
            <text:p>860,00 zł</text:p>
          </table:table-cell>
          <table:table-cell table:style-name="ce11" table:formula="of:=DAYS([.$S$2];[.M103])" office:value-type="float" office:value="-31690" calcext:value-type="float">
            <text:p>-31690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4-04-12" calcext:value-type="date">
            <text:p>12.04.19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104]*[.O104]" office:value-type="float" office:value="589" calcext:value-type="float">
            <text:p>589,00 zł</text:p>
          </table:table-cell>
          <table:table-cell table:style-name="ce11" table:formula="of:=DAYS([.$S$2];[.M104])" office:value-type="float" office:value="-30784" calcext:value-type="float">
            <text:p>-30784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7-10-28" calcext:value-type="date">
            <text:p>28.10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N105]*[.O105]" office:value-type="float" office:value="860" calcext:value-type="float">
            <text:p>860,00 zł</text:p>
          </table:table-cell>
          <table:table-cell table:style-name="ce11" table:formula="of:=DAYS([.$S$2];[.M105])" office:value-type="float" office:value="-32078" calcext:value-type="float">
            <text:p>-32078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01-15" calcext:value-type="date">
            <text:p>15.01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N106]*[.O106]" office:value-type="float" office:value="840" calcext:value-type="float">
            <text:p>840,00 zł</text:p>
          </table:table-cell>
          <table:table-cell table:style-name="ce11" table:formula="of:=DAYS([.$S$2];[.M106])" office:value-type="float" office:value="-31427" calcext:value-type="float">
            <text:p>-31427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6-10-10" calcext:value-type="date">
            <text:p>10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N107]*[.O107]" office:value-type="float" office:value="860" calcext:value-type="float">
            <text:p>860,00 zł</text:p>
          </table:table-cell>
          <table:table-cell table:style-name="ce11" table:formula="of:=DAYS([.$S$2];[.M107])" office:value-type="float" office:value="-31695" calcext:value-type="float">
            <text:p>-31695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91-01-23" calcext:value-type="date">
            <text:p>23.01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N108]*[.O108]" office:value-type="float" office:value="860" calcext:value-type="float">
            <text:p>860,00 zł</text:p>
          </table:table-cell>
          <table:table-cell table:style-name="ce11" table:formula="of:=DAYS([.$S$2];[.M108])" office:value-type="float" office:value="-33261" calcext:value-type="float">
            <text:p>-33261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1-08-14" calcext:value-type="date">
            <text:p>14.08.19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109]*[.O109]" office:value-type="float" office:value="589" calcext:value-type="float">
            <text:p>589,00 zł</text:p>
          </table:table-cell>
          <table:table-cell table:style-name="ce11" table:formula="of:=DAYS([.$S$2];[.M109])" office:value-type="float" office:value="-29812" calcext:value-type="float">
            <text:p>-29812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9-11-23" calcext:value-type="date">
            <text:p>23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N110]*[.O110]" office:value-type="float" office:value="504" calcext:value-type="float">
            <text:p>504,00 zł</text:p>
          </table:table-cell>
          <table:table-cell table:style-name="ce11" table:formula="of:=DAYS([.$S$2];[.M110])" office:value-type="float" office:value="-32835" calcext:value-type="float">
            <text:p>-32835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7-01-12" calcext:value-type="date">
            <text:p>12.01.19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N111]*[.O111]" office:value-type="float" office:value="703.5" calcext:value-type="float">
            <text:p>703,50 zł</text:p>
          </table:table-cell>
          <table:table-cell table:style-name="ce11" table:formula="of:=DAYS([.$S$2];[.M111])" office:value-type="float" office:value="-31789" calcext:value-type="float">
            <text:p>-31789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6-06-17" calcext:value-type="date">
            <text:p>17.06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N112]*[.O112]" office:value-type="float" office:value="350" calcext:value-type="float">
            <text:p>350,00 zł</text:p>
          </table:table-cell>
          <table:table-cell table:style-name="ce11" table:formula="of:=DAYS([.$S$2];[.M112])" office:value-type="float" office:value="-31580" calcext:value-type="float">
            <text:p>-31580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2-07-07" calcext:value-type="date">
            <text:p>7.07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113]*[.O113]" office:value-type="float" office:value="620" calcext:value-type="float">
            <text:p>620,00 zł</text:p>
          </table:table-cell>
          <table:table-cell table:style-name="ce11" table:formula="of:=DAYS([.$S$2];[.M113])" office:value-type="float" office:value="-30139" calcext:value-type="float">
            <text:p>-30139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8-11-23" calcext:value-type="date">
            <text:p>23.11.19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N114]*[.O114]" office:value-type="float" office:value="423.5" calcext:value-type="float">
            <text:p>423,50 zł</text:p>
          </table:table-cell>
          <table:table-cell table:style-name="ce11" table:formula="of:=DAYS([.$S$2];[.M114])" office:value-type="float" office:value="-32470" calcext:value-type="float">
            <text:p>-32470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6-02-01" calcext:value-type="date">
            <text:p>1.02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N115]*[.O115]" office:value-type="float" office:value="840" calcext:value-type="float">
            <text:p>840,00 zł</text:p>
          </table:table-cell>
          <table:table-cell table:style-name="ce11" table:formula="of:=DAYS([.$S$2];[.M115])" office:value-type="float" office:value="-31444" calcext:value-type="float">
            <text:p>-31444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4-03-27" calcext:value-type="date">
            <text:p>27.03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N116]*[.O116]" office:value-type="float" office:value="472.15" calcext:value-type="float">
            <text:p>472,15 zł</text:p>
          </table:table-cell>
          <table:table-cell table:style-name="ce11" table:formula="of:=DAYS([.$S$2];[.M116])" office:value-type="float" office:value="-30768" calcext:value-type="float">
            <text:p>-30768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9-10-14" calcext:value-type="date">
            <text:p>14.10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117]*[.O117]" office:value-type="float" office:value="620" calcext:value-type="float">
            <text:p>620,00 zł</text:p>
          </table:table-cell>
          <table:table-cell table:style-name="ce11" table:formula="of:=DAYS([.$S$2];[.M117])" office:value-type="float" office:value="-32795" calcext:value-type="float">
            <text:p>-32795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1-03-14" calcext:value-type="date">
            <text:p>14.03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N118]*[.O118]" office:value-type="float" office:value="423.5" calcext:value-type="float">
            <text:p>423,50 zł</text:p>
          </table:table-cell>
          <table:table-cell table:style-name="ce11" table:formula="of:=DAYS([.$S$2];[.M118])" office:value-type="float" office:value="-33311" calcext:value-type="float">
            <text:p>-33311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9-11-27" calcext:value-type="date">
            <text:p>27.11.19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N119]*[.O119]" office:value-type="float" office:value="1008" calcext:value-type="float">
            <text:p>1 008,00 zł</text:p>
          </table:table-cell>
          <table:table-cell table:style-name="ce11" table:formula="of:=DAYS([.$S$2];[.M119])" office:value-type="float" office:value="-32839" calcext:value-type="float">
            <text:p>-32839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91-06-03" calcext:value-type="date">
            <text:p>3.06.19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N120]*[.O120]" office:value-type="float" office:value="392.35" calcext:value-type="float">
            <text:p>392,35 zł</text:p>
          </table:table-cell>
          <table:table-cell table:style-name="ce11" table:formula="of:=DAYS([.$S$2];[.M120])" office:value-type="float" office:value="-33392" calcext:value-type="float">
            <text:p>-33392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2-02-17" calcext:value-type="date">
            <text:p>17.02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N121]*[.O121]" office:value-type="float" office:value="484" calcext:value-type="float">
            <text:p>484,00 zł</text:p>
          </table:table-cell>
          <table:table-cell table:style-name="ce11" table:formula="of:=DAYS([.$S$2];[.M121])" office:value-type="float" office:value="-29999" calcext:value-type="float">
            <text:p>-29999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4-08-17" calcext:value-type="date">
            <text:p>17.08.19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N122]*[.O122]" office:value-type="float" office:value="494.125" calcext:value-type="float">
            <text:p>494,13 zł</text:p>
          </table:table-cell>
          <table:table-cell table:style-name="ce11" table:formula="of:=DAYS([.$S$2];[.M122])" office:value-type="float" office:value="-30911" calcext:value-type="float">
            <text:p>-30911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4" office:value-type="date" office:date-value="1986-12-13" calcext:value-type="date">
            <text:p>13.12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N123]*[.O123]" office:value-type="float" office:value="780" calcext:value-type="float">
            <text:p>780,00 zł</text:p>
          </table:table-cell>
          <table:table-cell table:style-name="ce11" table:formula="of:=DAYS([.$S$2];[.M123])" office:value-type="float" office:value="-31759" calcext:value-type="float">
            <text:p>-31759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91-03-04" calcext:value-type="date">
            <text:p>4.03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N124]*[.O124]" office:value-type="float" office:value="880" calcext:value-type="float">
            <text:p>880,00 zł</text:p>
          </table:table-cell>
          <table:table-cell table:style-name="ce11" table:formula="of:=DAYS([.$S$2];[.M124])" office:value-type="float" office:value="-33301" calcext:value-type="float">
            <text:p>-33301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5-07-23" calcext:value-type="date">
            <text:p>23.07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N125]*[.O125]" office:value-type="float" office:value="600" calcext:value-type="float">
            <text:p>600,00 zł</text:p>
          </table:table-cell>
          <table:table-cell table:style-name="ce11" table:formula="of:=DAYS([.$S$2];[.M125])" office:value-type="float" office:value="-31251" calcext:value-type="float">
            <text:p>-31251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4-11-02" calcext:value-type="date">
            <text:p>2.11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126]*[.O126]" office:value-type="float" office:value="620" calcext:value-type="float">
            <text:p>620,00 zł</text:p>
          </table:table-cell>
          <table:table-cell table:style-name="ce11" table:formula="of:=DAYS([.$S$2];[.M126])" office:value-type="float" office:value="-30988" calcext:value-type="float">
            <text:p>-30988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9-01-23" calcext:value-type="date">
            <text:p>23.01.19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N127]*[.O127]" office:value-type="float" office:value="442.5" calcext:value-type="float">
            <text:p>442,50 zł</text:p>
          </table:table-cell>
          <table:table-cell table:style-name="ce11" table:formula="of:=DAYS([.$S$2];[.M127])" office:value-type="float" office:value="-32531" calcext:value-type="float">
            <text:p>-32531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90-05-03" calcext:value-type="date">
            <text:p>3.05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N128]*[.O128]" office:value-type="float" office:value="651" calcext:value-type="float">
            <text:p>651,00 zł</text:p>
          </table:table-cell>
          <table:table-cell table:style-name="ce11" table:formula="of:=DAYS([.$S$2];[.M128])" office:value-type="float" office:value="-32996" calcext:value-type="float">
            <text:p>-32996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4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N129]*[.O129]" office:value-type="float" office:value="600" calcext:value-type="float">
            <text:p>600,00 zł</text:p>
          </table:table-cell>
          <table:table-cell table:style-name="ce11" table:formula="of:=DAYS([.$S$2];[.M129])" office:value-type="float" office:value="-31690" calcext:value-type="float">
            <text:p>-31690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89-11-07" calcext:value-type="date">
            <text:p>7.11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N130]*[.O130]" office:value-type="float" office:value="441" calcext:value-type="float">
            <text:p>441,00 zł</text:p>
          </table:table-cell>
          <table:table-cell table:style-name="ce11" table:formula="of:=DAYS([.$S$2];[.M130])" office:value-type="float" office:value="-32819" calcext:value-type="float">
            <text:p>-32819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4" office:value-type="date" office:date-value="1987-12-24" calcext:value-type="date">
            <text:p>24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N131]*[.O131]" office:value-type="float" office:value="670" calcext:value-type="float">
            <text:p>670,00 zł</text:p>
          </table:table-cell>
          <table:table-cell table:style-name="ce11" table:formula="of:=DAYS([.$S$2];[.M131])" office:value-type="float" office:value="-32135" calcext:value-type="float">
            <text:p>-32135</text:p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7"/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4" office:value-type="date" office:date-value="1991-04-08" calcext:value-type="date">
            <text:p>8.04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N132]*[.O132]" office:value-type="float" office:value="484" calcext:value-type="float">
            <text:p>484,00 zł</text:p>
          </table:table-cell>
          <table:table-cell table:style-name="ce11" table:formula="of:=DAYS([.$S$2];[.M132])" office:value-type="float" office:value="-33336" calcext:value-type="float">
            <text:p>-33336</text:p>
          </table:table-cell>
          <table:table-cell table:style-name="ce15"/>
          <table:table-cell table:number-columns-repeated="1006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K95">
          <table:filter table:target-range-address="Wyniki.H63" table:condition-source-range-address="Wyniki.H59:Wyniki.H60">
            <table:filter-and>
              <table:filter-condition table:field-number="8" table:data-type="number" table:value="300" table:operator="&gt;"/>
            </table:filter-and>
          </table:filter>
        </table:database-range>
        <table:database-range table:name="__Anonymous_Sheet_DB__2" table:target-range-address="Wyniki.H63:Wyniki.R1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07:15:40.66109656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16T08:15:27.402353097</dc:date>
    <meta:editing-cycles>4</meta:editing-cycles>
    <meta:editing-duration>PT9M37S</meta:editing-duration>
    <meta:generator>LibreOffice/6.0.7.3$Linux_X86_64 LibreOffice_project/00m0$Build-3</meta:generator>
    <meta:document-statistic meta:table-count="3" meta:cell-count="2438" meta:object-count="0"/>
  </office:meta>
</office:document-meta>
</file>